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officeooo:rsid="001fe53a" officeooo:paragraph-rsid="001fe53a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1fe53a" officeooo:paragraph-rsid="001fe53a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officeooo:paragraph-rsid="0032af73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paragraph-rsid="001fe6e1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rsid="001fe53a" officeooo:paragraph-rsid="001fe53a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officeooo:rsid="001fe53a" officeooo:paragraph-rsid="003b8530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officeooo:rsid="001fe6e1" officeooo:paragraph-rsid="001fe6e1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2pt" officeooo:paragraph-rsid="001fe53a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1fe53a" officeooo:paragraph-rsid="001fe53a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officeooo:rsid="001fe6e1" officeooo:paragraph-rsid="001fe6e1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officeooo:rsid="002dbd36" officeooo:paragraph-rsid="001fe53a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officeooo:rsid="0028e9a2" officeooo:paragraph-rsid="001fe6e1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officeooo:rsid="0028e9a2" officeooo:paragraph-rsid="003b8530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officeooo:paragraph-rsid="003ccc71"/>
    </style:style>
    <style:style style:name="P16" style:family="paragraph" style:parent-style-name="Standard">
      <style:paragraph-properties fo:text-align="start" style:justify-single-word="false"/>
      <style:text-properties officeooo:paragraph-rsid="003b8530"/>
    </style:style>
    <style:style style:name="P17" style:family="paragraph" style:parent-style-name="Standard">
      <style:paragraph-properties fo:text-align="start" style:justify-single-word="false" fo:break-before="page"/>
      <style:text-properties fo:font-size="14pt" officeooo:rsid="001fe53a" officeooo:paragraph-rsid="001fe53a" style:font-size-asian="14pt" style:font-size-complex="14pt"/>
    </style:style>
    <style:style style:name="P18" style:family="paragraph" style:parent-style-name="Standard">
      <style:paragraph-properties fo:text-align="start" style:justify-single-word="false"/>
      <style:text-properties fo:font-size="12pt" officeooo:rsid="0037b1e2" officeooo:paragraph-rsid="0027d7ec" style:font-size-asian="10.5pt" style:font-size-complex="12pt"/>
    </style:style>
    <style:style style:name="P19" style:family="paragraph" style:parent-style-name="Standard">
      <style:paragraph-properties fo:text-align="start" style:justify-single-word="false"/>
      <style:text-properties fo:font-size="12pt" officeooo:rsid="0037b1e2" officeooo:paragraph-rsid="001fe53a" style:font-size-asian="10.5pt" style:font-size-complex="12pt"/>
    </style:style>
    <style:style style:name="P20" style:family="paragraph" style:parent-style-name="Standard">
      <style:paragraph-properties fo:text-align="start" style:justify-single-word="false"/>
      <style:text-properties fo:font-size="12pt" officeooo:rsid="001fe53a" officeooo:paragraph-rsid="001fe53a" style:font-size-asian="10.5pt" style:font-size-complex="12pt"/>
    </style:style>
    <style:style style:name="P21" style:family="paragraph" style:parent-style-name="Standard">
      <style:paragraph-properties fo:text-align="start" style:justify-single-word="false"/>
      <style:text-properties fo:font-size="12pt" officeooo:rsid="0039c61e" officeooo:paragraph-rsid="001fe53a" style:font-size-asian="10.5pt" style:font-size-complex="12pt"/>
    </style:style>
    <style:style style:name="P22" style:family="paragraph" style:parent-style-name="Standard">
      <style:paragraph-properties fo:text-align="start" style:justify-single-word="false"/>
      <style:text-properties fo:font-size="12pt" officeooo:rsid="003b8530" officeooo:paragraph-rsid="003b8530" style:font-size-asian="10.5pt" style:font-size-complex="12pt"/>
    </style:style>
    <style:style style:name="P23" style:family="paragraph" style:parent-style-name="Standard">
      <style:paragraph-properties fo:text-align="start" style:justify-single-word="false"/>
      <style:text-properties fo:font-size="12pt" officeooo:rsid="001fe6e1" officeooo:paragraph-rsid="001fe53a" style:font-size-asian="10.5pt" style:font-size-complex="12pt"/>
    </style:style>
    <style:style style:name="P24" style:family="paragraph" style:parent-style-name="Standard">
      <style:paragraph-properties fo:text-align="start" style:justify-single-word="false"/>
      <style:text-properties fo:font-size="12pt" officeooo:paragraph-rsid="001fe53a" style:font-size-asian="10.5pt" style:font-size-complex="12pt"/>
    </style:style>
    <style:style style:name="P25" style:family="paragraph" style:parent-style-name="Standard">
      <style:paragraph-properties fo:text-align="start" style:justify-single-word="false"/>
      <style:text-properties fo:font-size="12pt" officeooo:rsid="002dbd36" officeooo:paragraph-rsid="001fe53a" style:font-size-asian="10.5pt" style:font-size-complex="12pt"/>
    </style:style>
    <style:style style:name="P26" style:family="paragraph" style:parent-style-name="Standard">
      <style:paragraph-properties fo:text-align="start" style:justify-single-word="false"/>
      <style:text-properties fo:font-size="12pt" officeooo:rsid="0027d7ec" officeooo:paragraph-rsid="001fe53a" style:font-size-asian="10.5pt" style:font-size-complex="12pt"/>
    </style:style>
    <style:style style:name="P27" style:family="paragraph" style:parent-style-name="Standard">
      <style:text-properties officeooo:rsid="003a9872"/>
    </style:style>
    <style:style style:name="P28" style:family="paragraph" style:parent-style-name="Standard">
      <style:paragraph-properties fo:text-align="start" style:justify-single-word="false"/>
      <style:text-properties fo:font-size="14pt" officeooo:rsid="003b8530" officeooo:paragraph-rsid="001fe6e1" style:font-size-asian="12.25pt" style:font-size-complex="14pt"/>
    </style:style>
    <style:style style:name="P29" style:family="paragraph" style:parent-style-name="Standard">
      <style:paragraph-properties fo:text-align="start" style:justify-single-word="false"/>
      <style:text-properties fo:font-size="14pt" officeooo:rsid="001fe53a" officeooo:paragraph-rsid="001fe53a" style:font-size-asian="12.25pt" style:font-size-complex="14pt"/>
    </style:style>
    <style:style style:name="P30" style:family="paragraph" style:parent-style-name="Standard">
      <style:paragraph-properties fo:text-align="start" style:justify-single-word="false"/>
      <style:text-properties fo:font-size="14pt" officeooo:paragraph-rsid="001fe53a" style:font-size-asian="14pt" style:font-size-complex="14pt"/>
    </style:style>
    <style:style style:name="P31" style:family="paragraph" style:parent-style-name="Standard">
      <style:paragraph-properties fo:text-align="start" style:justify-single-word="false"/>
      <style:text-properties officeooo:paragraph-rsid="00446f6d"/>
    </style:style>
    <style:style style:name="P32" style:family="paragraph" style:parent-style-name="Standard">
      <style:paragraph-properties fo:text-align="start" style:justify-single-word="false"/>
      <style:text-properties style:font-name="Arial" fo:font-size="8pt" fo:font-weight="bold" officeooo:rsid="0037b1e2" officeooo:paragraph-rsid="00446f6d" style:font-size-asian="8pt" style:font-weight-asian="bold" style:font-name-complex="Arial" style:font-size-complex="8pt"/>
    </style:style>
    <style:style style:name="P33" style:family="paragraph" style:parent-style-name="Standard">
      <style:paragraph-properties fo:margin-left="0in" fo:margin-right="0in" fo:text-indent="0.5in" style:auto-text-indent="false" fo:padding-left="0.0555in" fo:padding-right="0.0555in" fo:padding-top="0.0138in" fo:padding-bottom="0.0138in" fo:border="0.51pt solid #000000"/>
      <style:text-properties style:font-name="Arial" fo:font-size="8pt" fo:font-weight="bold" officeooo:paragraph-rsid="00446f6d" style:font-size-asian="8pt" style:font-weight-asian="bold" style:font-name-complex="Arial" style:font-size-complex="8pt"/>
    </style:style>
    <style:style style:name="P34" style:family="paragraph" style:parent-style-name="Standard">
      <style:paragraph-properties fo:margin-left="0in" fo:margin-right="0in" fo:text-indent="0.5in" style:auto-text-indent="false" fo:padding-left="0.0555in" fo:padding-right="0.0555in" fo:padding-top="0.0138in" fo:padding-bottom="0.0138in" fo:border="0.51pt solid #000000"/>
      <style:text-properties style:font-name="Arial" fo:font-size="8pt" fo:font-style="italic" officeooo:paragraph-rsid="00446f6d" style:font-size-asian="8pt" style:font-style-asian="italic" style:font-name-complex="Arial" style:font-size-complex="8pt"/>
    </style:style>
    <style:style style:name="P35" style:family="paragraph" style:parent-style-name="Standard">
      <style:paragraph-properties fo:margin-left="0in" fo:margin-right="0in" fo:text-indent="0.5in" style:auto-text-indent="false" fo:padding-left="0.0555in" fo:padding-right="0.0555in" fo:padding-top="0.0138in" fo:padding-bottom="0.0138in" fo:border="0.51pt solid #000000"/>
      <style:text-properties style:font-name="Arial" fo:font-size="8pt" officeooo:paragraph-rsid="00446f6d" style:font-size-asian="8pt" style:font-name-complex="Arial" style:font-size-complex="8pt"/>
    </style:style>
    <style:style style:name="P36" style:family="paragraph" style:parent-style-name="Standard">
      <style:paragraph-properties fo:padding-left="0.0555in" fo:padding-right="0.0555in" fo:padding-top="0.0138in" fo:padding-bottom="0.0138in" fo:border="0.51pt solid #000000"/>
      <style:text-properties style:font-name="Arial" fo:font-size="8pt" officeooo:paragraph-rsid="00446f6d" style:font-size-asian="8pt" style:font-name-complex="Arial" style:font-size-complex="8pt"/>
    </style:style>
    <style:style style:name="T1" style:family="text">
      <style:text-properties officeooo:rsid="001fe53a"/>
    </style:style>
    <style:style style:name="T2" style:family="text">
      <style:text-properties fo:font-size="12pt" officeooo:rsid="0025c879" style:font-size-asian="10.5pt" style:font-size-complex="12pt"/>
    </style:style>
    <style:style style:name="T3" style:family="text">
      <style:text-properties fo:font-size="12pt" officeooo:rsid="00347220" style:font-size-asian="10.5pt" style:font-size-complex="12pt"/>
    </style:style>
    <style:style style:name="T4" style:family="text">
      <style:text-properties fo:font-size="12pt" officeooo:rsid="0039c61e" style:font-size-asian="10.5pt" style:font-size-complex="12pt"/>
    </style:style>
    <style:style style:name="T5" style:family="text">
      <style:text-properties fo:font-size="12pt" officeooo:rsid="003a9872" style:font-size-asian="10.5pt" style:font-size-complex="12pt"/>
    </style:style>
    <style:style style:name="T6" style:family="text">
      <style:text-properties fo:font-size="12pt" officeooo:rsid="003b8530" style:font-size-asian="10.5pt" style:font-size-complex="12pt"/>
    </style:style>
    <style:style style:name="T7" style:family="text">
      <style:text-properties fo:font-size="12pt" officeooo:rsid="003ccc71" style:font-size-asian="10.5pt" style:font-size-complex="12pt"/>
    </style:style>
    <style:style style:name="T8" style:family="text">
      <style:text-properties fo:font-size="12pt" officeooo:rsid="003d0c5e" style:font-size-asian="10.5pt" style:font-size-complex="12pt"/>
    </style:style>
    <style:style style:name="T9" style:family="text">
      <style:text-properties fo:font-size="12pt" officeooo:rsid="003d6ca2" style:font-size-asian="10.5pt" style:font-size-complex="12pt"/>
    </style:style>
    <style:style style:name="T10" style:family="text">
      <style:text-properties fo:font-size="12pt" officeooo:rsid="001fe53a" style:font-size-asian="10.5pt" style:font-size-complex="12pt"/>
    </style:style>
    <style:style style:name="T11" style:family="text">
      <style:text-properties fo:font-size="12pt" fo:font-weight="bold" officeooo:rsid="003a9872" style:font-size-asian="10.5pt" style:font-weight-asian="bold" style:font-size-complex="12pt"/>
    </style:style>
    <style:style style:name="T12" style:family="text">
      <style:text-properties officeooo:rsid="001fe6e1"/>
    </style:style>
    <style:style style:name="T13" style:family="text">
      <style:text-properties officeooo:rsid="0025c879"/>
    </style:style>
    <style:style style:name="T14" style:family="text">
      <style:text-properties officeooo:rsid="0028e9a2"/>
    </style:style>
    <style:style style:name="T15" style:family="text">
      <style:text-properties officeooo:rsid="002dbd36"/>
    </style:style>
    <style:style style:name="T16" style:family="text">
      <style:text-properties officeooo:rsid="0032af73"/>
    </style:style>
    <style:style style:name="T17" style:family="text">
      <style:text-properties officeooo:rsid="00366bb2"/>
    </style:style>
    <style:style style:name="T18" style:family="text">
      <style:text-properties officeooo:rsid="0037b1e2"/>
    </style:style>
    <style:style style:name="T19" style:family="text">
      <style:text-properties officeooo:rsid="0039c61e"/>
    </style:style>
    <style:style style:name="T20" style:family="text">
      <style:text-properties officeooo:rsid="003a9872"/>
    </style:style>
    <style:style style:name="T21" style:family="text">
      <style:text-properties officeooo:rsid="003b8530"/>
    </style:style>
    <style:style style:name="T22" style:family="text">
      <style:text-properties style:text-position="sub 58%" officeooo:rsid="003b8530"/>
    </style:style>
    <style:style style:name="T23" style:family="text">
      <style:text-properties officeooo:rsid="003ccc71"/>
    </style:style>
    <style:style style:name="T24" style:family="text">
      <style:text-properties officeooo:rsid="003d0c5e"/>
    </style:style>
    <style:style style:name="T25" style:family="text">
      <style:text-properties style:font-name="Times New Roman" fo:font-size="12pt" officeooo:rsid="00347220" style:font-size-asian="10.5pt" style:font-size-complex="12pt"/>
    </style:style>
    <style:style style:name="T26" style:family="text">
      <style:text-properties style:font-name="Times New Roman" fo:font-size="12pt" officeooo:rsid="00347220" style:font-size-asian="12pt" style:font-size-complex="12pt"/>
    </style:style>
    <style:style style:name="T27" style:family="text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T28" style:family="text">
      <style:text-properties style:font-name="Times New Roman" fo:font-size="12pt" fo:font-style="normal" officeooo:rsid="003a9872" style:font-size-asian="12pt" style:font-style-asian="normal" style:font-size-complex="12pt" style:font-style-complex="normal"/>
    </style:style>
    <style:style style:name="T29" style:family="text">
      <style:text-properties style:font-name="Times New Roman" fo:font-size="12pt" fo:font-style="normal" officeooo:rsid="0039c61e" style:font-size-asian="12pt" style:font-style-asian="normal" style:font-size-complex="12pt" style:font-style-complex="normal"/>
    </style:style>
    <style:style style:name="T30" style:family="text">
      <style:text-properties style:font-name="Times New Roman" fo:font-size="12pt" fo:font-style="normal" officeooo:rsid="00366bb2" style:font-size-asian="12pt" style:font-style-asian="normal" style:font-size-complex="12pt" style:font-style-complex="normal"/>
    </style:style>
    <style:style style:name="T31" style:family="text">
      <style:text-properties style:font-name="Times New Roman" fo:font-style="normal" officeooo:rsid="00366bb2" style:font-size-asian="12pt" style:font-style-asian="normal" style:font-style-complex="normal"/>
    </style:style>
    <style:style style:name="T32" style:family="text">
      <style:text-properties style:font-name="Times New Roman" fo:font-style="normal" officeooo:rsid="00446f6d" style:font-size-asian="12pt" style:font-style-asian="normal" style:font-style-complex="normal"/>
    </style:style>
    <style:style style:name="T33" style:family="text">
      <style:text-properties style:font-name="Times New Roman" fo:font-style="normal" officeooo:rsid="0039c61e" style:font-size-asian="12pt" style:font-style-asian="normal" style:font-style-complex="normal"/>
    </style:style>
    <style:style style:name="T34" style:family="text">
      <style:text-properties officeooo:rsid="00446f6d"/>
    </style:style>
    <style:style style:name="T35" style:family="text">
      <style:text-properties style:font-name="Arial" fo:font-size="8pt" fo:font-weight="bold" style:font-size-asian="8pt" style:font-weight-asian="bold" style:font-name-complex="Arial" style:font-size-complex="8pt"/>
    </style:style>
    <style:style style:name="T36" style:family="text">
      <style:text-properties style:font-name="Arial" fo:font-size="8pt" fo:font-weight="bold" officeooo:rsid="0037b1e2" style:font-size-asian="8pt" style:font-weight-asian="bold" style:font-name-complex="Arial" style:font-size-complex="8pt"/>
    </style:style>
    <style:style style:name="T37" style:family="text">
      <style:text-properties fo:font-style="italic" style:font-style-asian="itali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Bryan Turek</text:p>
      <text:p text:style-name="P2"/>
      <text:p text:style-name="P2">-</text:p>
      <text:p text:style-name="P2"/>
      <text:p text:style-name="P4"><text:span text:style-name="T1">Experiment #</text:span><text:span text:style-name="T16">3</text:span><text:span text:style-name="T1"> – Introduction to DEBUG</text:span></text:p>
      <text:p text:style-name="P2">CPE 311 S-001</text:p>
      <text:p text:style-name="P2"/>
      <text:p text:style-name="P2">Lab Partner: Tyler Durham</text:p>
      <text:p text:style-name="P2"/>
      <text:p text:style-name="P2">-</text:p>
      <text:p text:style-name="P2"/>
      <text:p text:style-name="P2">0<text:span text:style-name="T13">9/</text:span><text:span text:style-name="T16">8</text:span>/2013</text:p>
      <text:p text:style-name="P17">Introduction:</text:p>
      <text:p text:style-name="P3"/>
      <text:p text:style-name="P30"><text:span text:style-name="T1"><text:tab/></text:span><text:span text:style-name="T2">This lab is designed to introduce students t</text:span><text:span text:style-name="T3">o DEBUG. It is a tool to debug assembly programming. This includes coding, compiling, executing, and debugging assembly programs.</text:span></text:p>
      <text:p text:style-name="P10"/>
      <text:p text:style-name="P6">Exercise 1:</text:p>
      <text:p text:style-name="P6"/>
      <text:p text:style-name="P10">Experiment:<text:tab/><text:span text:style-name="T17">DEBUG can be used to trace program execution and debug assembly code. In this <text:tab/><text:tab/><text:tab/>experiment we learned the basics of DEBUG, its commands and how to run them.</text:span></text:p>
      <text:p text:style-name="P10"/>
      <text:p text:style-name="P10">Results:<text:tab/><text:span text:style-name="T18">By reading the prompts and the user manual for DEBUG, we were able to understand <text:tab/><text:tab/><text:tab/>the commands and how they work. We learned what the purpose of these commands <text:tab/><text:tab/><text:tab/>were and what type of information we needed to give them to give us a response.</text:span></text:p>
      <text:p text:style-name="P26"/>
      <text:p text:style-name="P18"><text:tab/>1.<text:tab/>Display:</text:p>
      <text:p text:style-name="P18"><text:tab/><text:tab/>a.<text:tab/>Means to dump the contents of memory.</text:p>
      <text:p text:style-name="P18"><text:tab/><text:tab/>b.<text:tab/>The starting address must be entered with the command.</text:p>
      <text:p text:style-name="P18"><text:tab/><text:tab/>c.<text:tab/>It returns the contents of memory starting at the starting address.</text:p>
      <text:p text:style-name="P18"><text:tab/><text:tab/>d.<text:tab/>Example:</text:p>
      <text:p text:style-name="P18"/>
      <text:p text:style-name="P18"><text:tab/><text:tab/></text:p>
      <text:p text:style-name="P18"><draw:frame draw:style-name="fr1" draw:name="graphics2" text:anchor-type="paragraph" svg:width="6.9252in" svg:height="1.4291in" draw:z-index="0"><draw:image/></draw:frame></text:p>
      <text:p text:style-name="P18"/>
      <text:p text:style-name="P19"><text:tab/>2. <text:tab/>Enter:</text:p>
      <text:p text:style-name="P19"><text:tab/><text:tab/>a.<text:tab/>It places individual bytes into memory.</text:p>
      <text:p text:style-name="P19"><text:tab/><text:tab/>b.<text:tab/>It must include the address and data to be put into that address.</text:p>
      <text:p text:style-name="P19"><text:tab/><text:tab/>c.<text:tab/>It shows the current data at that address and prompts you to enter data as a <text:tab/><text:tab/><text:tab/><text:tab/>response.</text:p>
      <text:p text:style-name="P19"><text:tab/><text:tab/>d.<text:tab/>Example:</text:p>
      <text:p text:style-name="P19"/>
      <text:p text:style-name="P19"><text:tab/><text:tab/></text:p>
      <text:p text:style-name="P19"><draw:frame draw:style-name="fr1" draw:name="graphics3" text:anchor-type="paragraph" svg:width="6.9252in" svg:height="0.3083in" draw:z-index="1"><draw:image/></draw:frame></text:p>
      <text:p text:style-name="P19"/>
      <text:p text:style-name="P19"><text:s/><text:tab/>3.<text:tab/>Execute:</text:p>
      <text:p text:style-name="P19"><text:tab/><text:tab/>a.<text:tab/>It executes the program in memory.</text:p>
      <text:p text:style-name="P19"><text:tab/><text:tab/>b.<text:tab/>Optionally includes the address, and the break point.</text:p>
      <text:p text:style-name="P19"><text:tab/><text:tab/>c.<text:tab/>It displays the current registers and next instruction.</text:p>
      <text:p text:style-name="P19"><text:tab/><text:tab/>d.<text:tab/>Example:</text:p>
      <text:p text:style-name="P19"/>
      <text:p text:style-name="P19"><text:soft-page-break/><text:tab/><text:tab/></text:p>
      <text:p text:style-name="P19"><draw:frame draw:style-name="fr1" draw:name="graphics4" text:anchor-type="paragraph" svg:width="6.9252in" svg:height="0.778in" draw:z-index="2"><draw:image/></draw:frame></text:p>
      <text:p text:style-name="P19"/>
      <text:p text:style-name="P19"><text:tab/>4.<text:tab/>Proceed:</text:p>
      <text:p text:style-name="P19"><text:tab/><text:tab/>a.<text:tab/>Proceeds to next instruction and executes.</text:p>
      <text:p text:style-name="P19"><text:tab/><text:tab/>b.<text:tab/>Optionally includes the address and number of instructions.</text:p>
      <text:p text:style-name="P19"><text:tab/><text:tab/>c.<text:tab/>It displays the current registers and assembly instructions.</text:p>
      <text:p text:style-name="P19"><text:tab/><text:tab/>d.<text:tab/>Example:</text:p>
      <text:p text:style-name="P19"/>
      <text:p text:style-name="P19"><text:tab/><text:tab/></text:p>
      <text:p text:style-name="P19"><draw:frame draw:style-name="fr1" draw:name="graphics5" text:anchor-type="paragraph" svg:width="6.9252in" svg:height="0.7307in" draw:z-index="3"><draw:image/></draw:frame></text:p>
      <text:p text:style-name="P19"/>
      <text:p text:style-name="P19"/>
      <text:p text:style-name="P6">Exercise 2:</text:p>
      <text:p text:style-name="P6"/>
      <text:p text:style-name="P10">Experiment:<text:tab/>In this exercise we <text:span text:style-name="T19">walk through a series of DEBUG commands and learn what is going <text:tab/><text:tab/><text:tab/>on.</text:span></text:p>
      <text:p text:style-name="P10"/>
      <text:p text:style-name="P10">Results:<text:tab/></text:p>
      <text:p text:style-name="P12"/>
      <text:p text:style-name="P9"><text:span text:style-name="T15"><text:tab/>1.<text:tab/></text:span><text:span text:style-name="T19">When using the command D 3000 it lists all memory from address 3000 to 3010. The <text:tab/><text:tab/><text:tab/>result is all hex data from memory between those two locations.</text:span></text:p>
      <text:p text:style-name="P12"><text:tab/><text:tab/></text:p>
      <text:p text:style-name="P21"><text:tab/>2.<text:tab/>There are 16 hexadecimal pairs between addresses because there are 16 <text:tab/><text:tab/><text:tab/><text:tab/><text:tab/>characters in base 16.</text:p>
      <text:p text:style-name="P21"/>
      <text:p text:style-name="P21"><text:tab/>3.<text:tab/>After entering E 3000:2B The hex value 2B is now in location 3000. If we were to enter <text:tab/><text:tab/><text:tab/>13 as a decimal number into address 3000, the value would be treated as hexadecimal <text:tab/><text:tab/><text:tab/>value <text:s/>“13”.</text:p>
      <text:p text:style-name="P21"/>
      <text:p text:style-name="P21"><text:tab/>4.<text:tab/>To enter the binary number 100011 into address 3000 we must first convert the value <text:tab/><text:tab/><text:tab/>into hexadecimal.</text:p>
      <text:p text:style-name="P21"/>
      <text:p text:style-name="Standard"><text:span text:style-name="T4"><text:tab/>5.<text:tab/></text:span><text:span text:style-name="T5">Entering the list of ( </text:span><text:span text:style-name="T11">1 2 3 4 5 6 7 8 9 A B C D E F ) </text:span><text:span text:style-name="T20">into address 3000 would result in <text:tab/><text:tab/><text:tab/>giving the path of 3000-300F those values. Eg. 3001 gets 1, 3002 gets 2.</text:span></text:p>
      <text:p text:style-name="P27"><text:tab/></text:p>
      <text:p text:style-name="P27"><text:tab/>6.<text:tab/>The letter “Y” in hex is 59. “JBIEBER” would be: 4A 42 49 45 42 45 52</text:p>
      <text:p text:style-name="P27"><text:tab/><text:tab/>We used DEBUG to check the values.</text:p>
      <text:p text:style-name="P27"><text:tab/></text:p>
      <text:p text:style-name="Standard"><text:span text:style-name="T20"><text:tab/>7.<text:tab/>After disassembling the data starting at address 2000 the assembly program is not what <text:tab/></text:span><text:soft-page-break/><text:span text:style-name="T20"><text:tab/><text:tab/>we expected, this is because this program is random memory.</text:span></text:p>
      <text:p text:style-name="P10"/>
      <text:p text:style-name="P6">Exercise 3:</text:p>
      <text:p text:style-name="P6"/>
      <text:p text:style-name="P9"><text:span text:style-name="T1">Experiment:<text:tab/></text:span><text:span text:style-name="T14">This experiment </text:span><text:span text:style-name="T21">teaches us the basics of number system conversions. And also allows us <text:tab/><text:tab/>to understand basic assembly in depth.</text:span></text:p>
      <text:p text:style-name="P23"/>
      <text:p text:style-name="P11">Results:<text:tab/></text:p>
      <text:p text:style-name="P13"/>
      <text:p text:style-name="P14"><text:tab/>1.<text:tab/><text:span text:style-name="T21">0101 0011</text:span><text:span text:style-name="T22">2</text:span><text:span text:style-name="T21"> = 53</text:span></text:p>
      <text:p text:style-name="P14"><text:span text:style-name="T21"><text:tab/>2.<text:tab/>1101 0111</text:span><text:span text:style-name="T22">2</text:span><text:span text:style-name="T21"> = D7</text:span></text:p>
      <text:p text:style-name="P14"><text:span text:style-name="T21"><text:tab/>3.<text:tab/>1500</text:span><text:span text:style-name="T22">10</text:span><text:span text:style-name="T21"> = 000001011101100</text:span></text:p>
      <text:p text:style-name="P14"><text:span text:style-name="T21"><text:tab/>4.<text:tab/>-1220</text:span><text:span text:style-name="T22">10</text:span><text:span text:style-name="T21"> = 111110110011110</text:span></text:p>
      <text:p text:style-name="P22"><text:tab/>5.<text:tab/>After entering a 2000; mov bl, E1, mov cl, B4, add bl, cl.</text:p>
      <text:p text:style-name="P22"><text:tab/><text:tab/>95 is in bl.</text:p>
      <text:p text:style-name="P22"><text:tab/>6.<text:tab/>Repeating the experiment results in “FB”</text:p>
      <text:p text:style-name="P22"/>
      <text:p text:style-name="P7">Exercise <text:span text:style-name="T24">4</text:span>:</text:p>
      <text:p text:style-name="P7"/>
      <text:p text:style-name="P14"><text:span text:style-name="T1">Experiment:<text:tab/></text:span>This experiment <text:span text:style-name="T21">helps us understand the BCD coding.</text:span></text:p>
      <text:p text:style-name="P22"/>
      <text:p text:style-name="P22">Results:<text:tab/></text:p>
      <text:p text:style-name="P22"/>
      <text:p text:style-name="P14"><text:span text:style-name="T21"><text:tab/>1.<text:tab/></text:span><text:span text:style-name="T23">Packed BCD is where it uses one byte to store each decimal. And unpacked BCD uses <text:tab/><text:tab/><text:tab/>two bytes to store each decimal.</text:span></text:p>
      <text:p text:style-name="P15"><text:span text:style-name="T6"><text:tab/>2.<text:tab/></text:span><text:span text:style-name="T7">hex 3150 = 0000 </text:span>0001 <text:span text:style-name="T23">0000 </text:span>0010 <text:span text:style-name="T23">0000 </text:span>0110 <text:span text:style-name="T23">0000 </text:span>0010 <text:span text:style-name="T23">0000 </text:span>0100</text:p>
      <text:p text:style-name="P16"><text:span text:style-name="T6"><text:tab/>3.<text:tab/></text:span><text:span text:style-name="T7">hex A2B3 = </text:span>01000001011001010001</text:p>
      <text:p text:style-name="P14"><text:span text:style-name="T21"><text:tab/>4.<text:tab/></text:span><text:span text:style-name="T23">The advantage is your able to store more in memory.</text:span></text:p>
      <text:p text:style-name="P28"/>
      <text:p text:style-name="P8">Conclusion:</text:p>
      <text:p text:style-name="P8"/>
      <text:p text:style-name="P5"><text:span text:style-name="T12"><text:tab/></text:span><text:span text:style-name="T7">In this lab we were </text:span><text:span text:style-name="T8">able to learn the basic operations of DEBUG and how to properly use them. </text:span><text:span text:style-name="T9">We also learned the DEBUG commands and how to call them with results. We also touched on number conversions and packed vs unpacked BC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DejaVu Sans" style:font-size-asian="14pt" style:font-weight-asian="bold" style:font-name-complex="Lohit Hindi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yan </meta:initial-creator>
    <meta:creation-date>2013-08-29T09:32:31</meta:creation-date>
    <dc:date>2013-09-19T09:42:41</dc:date>
    <dc:creator>Bryan </dc:creator>
    <meta:editing-duration>PT16H58M49S</meta:editing-duration>
    <meta:editing-cycles>24</meta:editing-cycles>
    <meta:generator>LibreOffice/3.6$Linux_X86_64 LibreOffice_project/360m1$Build-2</meta:generator>
    <meta:printed-by>Bryan </meta:printed-by>
    <meta:print-date>2013-09-05T09:01:08</meta:print-date>
    <meta:document-statistic meta:table-count="0" meta:image-count="4" meta:object-count="0" meta:page-count="4" meta:paragraph-count="69" meta:word-count="644" meta:character-count="3622" meta:non-whitespace-character-count="2919"/>
  </office:meta>
</office:document-meta>
</file>